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7.595cm" fo:margin-left="0.064cm" fo:margin-top="0cm" fo:margin-bottom="0cm" table:align="left" style:writing-mode="lr-tb"/>
    </style:style>
    <style:style style:name="Tabela1.A" style:family="table-column">
      <style:table-column-properties style:column-width="1.353cm"/>
    </style:style>
    <style:style style:name="Tabela1.D" style:family="table-column">
      <style:table-column-properties style:column-width="1.351cm"/>
    </style:style>
    <style:style style:name="Tabela1.I" style:family="table-column">
      <style:table-column-properties style:column-width="1.355cm"/>
    </style:style>
    <style:style style:name="Tabela1.M" style:family="table-column">
      <style:table-column-properties style:column-width="1.36cm"/>
    </style:style>
    <style:style style:name="Tabela1.1" style:family="table-row">
      <style:table-row-properties fo:keep-together="always"/>
    </style:style>
    <style:style style:name="Tabela1.A1" style:family="table-cell">
      <style:table-cell-properties fo:padding="0.097cm" fo:border-left="0.25pt solid #000000" fo:border-right="none" fo:border-top="0.25pt solid #000000" fo:border-bottom="0.25pt solid #000000"/>
    </style:style>
    <style:style style:name="Tabela1.B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1.M1" style:family="table-cell">
      <style:table-cell-properties fo:background-color="#cccccc" fo:padding="0.097cm" fo:border="0.25pt solid #000000">
        <style:background-image/>
      </style:table-cell-properties>
    </style:style>
    <style:style style:name="Tabela1.A2" style:family="table-cell">
      <style:table-cell-properties fo:background-color="#cccccc" fo:padding="0.097cm" fo:border-left="0.25pt solid #000000" fo:border-right="none" fo:border-top="none" fo:border-bottom="0.25pt solid #000000">
        <style:background-image/>
      </style:table-cell-properties>
    </style:style>
    <style:style style:name="Tabela1.B2" style:family="table-cell">
      <style:table-cell-properties style:vertical-align="middle" fo:padding="0.097cm" fo:border-left="0.25pt solid #000000" fo:border-right="none" fo:border-top="none" fo:border-bottom="0.25pt solid #000000"/>
    </style:style>
    <style:style style:name="Tabela1.M2" style:family="table-cell">
      <style:table-cell-properties style:vertical-align="middle" fo:padding="0.097cm" fo:border-left="0.25pt solid #000000" fo:border-right="0.25pt solid #000000" fo:border-top="none" fo:border-bottom="0.25pt solid #000000"/>
    </style:style>
    <style:style style:name="Tabela1.A7" style:family="table-cell">
      <style:table-cell-properties fo:padding="0.097cm" fo:border-left="0.25pt solid #000000" fo:border-right="none" fo:border-top="none" fo:border-bottom="0.25pt solid #000000"/>
    </style:style>
    <style:style style:name="Tabela1.B7" style:family="table-cell">
      <style:table-cell-properties style:vertical-align="middle" fo:background-color="#cccccc" fo:padding="0.097cm" fo:border-left="0.25pt solid #000000" fo:border-right="none" fo:border-top="none" fo:border-bottom="0.25pt solid #000000">
        <style:background-image/>
      </style:table-cell-properties>
    </style:style>
    <style:style style:name="Tabela1.M7" style:family="table-cell">
      <style:table-cell-properties style:vertical-align="middle" fo:background-color="#cccccc" fo:padding="0.097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f55f1"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style:font-name="Liberation Serif" fo:font-size="12pt" fo:language="pt" fo:country="BR" officeooo:rsid="00acd7fc" officeooo:paragraph-rsid="012f55f1"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e5760"/>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3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3"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45" style:family="paragraph" style:parent-style-name="Table_20_Contents">
      <style:paragraph-properties fo:margin-top="0cm" fo:margin-bottom="0cm" loext:contextual-spacing="false" fo:line-height="150%"/>
      <style:text-properties fo:font-size="10pt" fo:language="pt" fo:country="BR" style:font-size-asian="10pt" style:language-asian="zh" style:country-asian="CN" style:font-size-complex="10pt" style:language-complex="hi" style:country-complex="IN"/>
    </style:style>
    <style:style style:name="P46"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language-asian="zh" style:country-asian="CN" style:font-size-complex="10pt" style:language-complex="hi" style:country-complex="IN"/>
    </style:style>
    <style:style style:name="P47" style:family="paragraph" style:parent-style-name="Table_20_Contents">
      <style:paragraph-properties fo:margin-top="0cm" fo:margin-bottom="0cm" loext:contextual-spacing="false" fo:line-height="150%"/>
      <style:text-properties fo:font-size="10pt" fo:language="pt" fo:country="BR" style:font-size-asian="10pt" style:font-size-complex="10pt"/>
    </style:style>
    <style:style style:name="P48"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font-size-complex="10pt"/>
    </style:style>
    <style:style style:name="P49" style:family="paragraph" style:parent-style-name="Table_20_Contents">
      <style:paragraph-properties fo:margin-top="0cm" fo:margin-bottom="0cm" loext:contextual-spacing="false" fo:line-height="150%"/>
      <style:text-properties fo:language="pt" fo:country="BR"/>
    </style:style>
    <style:style style:name="P50"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51"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52"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3"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4"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6"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7"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59"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fo:background-color="transparent"/>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fo:background-color="transparent"/>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fo:background-color="transparent"/>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73"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74"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5"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6"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7"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78"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9"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0"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d375a2" style:font-size-asian="12pt" style:font-weight-asian="normal" style:font-size-complex="12pt" style:font-weight-complex="normal"/>
    </style:style>
    <style:style style:name="T10" style:family="text">
      <style:text-properties fo:font-size="12pt" fo:font-weight="normal" fo:background-color="#ffff00" loext:char-shading-value="0" style:font-size-asian="12pt" style:font-weight-asian="normal" style:font-size-complex="12pt" style:font-weight-complex="normal"/>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officeooo:rsid="00d375a2" style:font-size-asian="12pt" style:font-style-asian="normal" style:font-size-complex="12pt" style:font-style-complex="normal"/>
    </style:style>
    <style:style style:name="T14" style:family="text">
      <style:text-properties fo:font-size="12pt" fo:font-style="normal" fo:background-color="#ffff00" loext:char-shading-value="0"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01d85f6"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01d85f6"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8e32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9"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0" style:family="text">
      <style:text-properties style:use-window-font-color="true" fo:font-size="10pt" style:letter-kerning="true" style:font-name-asian="Noto Sans CJK SC Regular" style:font-size-asian="10pt" style:language-asian="zh" style:country-asian="CN" style:font-name-complex="FreeSans" style:font-size-complex="10pt" style:language-complex="hi" style:country-complex="IN"/>
    </style:style>
    <style:style style:name="T41"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18e32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191480c"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3" style:family="text">
      <style:text-properties style:use-window-font-color="true" style:font-name="Liberation Serif" fo:font-size="12pt" fo:language="pt" fo:country="BR" fo:font-weight="normal" officeooo:rsid="01962d29"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4" style:family="text">
      <style:text-properties style:use-window-font-color="true" style:font-name="Liberation Serif" fo:font-size="12pt" fo:language="pt" fo:country="BR"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5" style:family="text">
      <style:text-properties style:use-window-font-color="true" style:font-name="Liberation Serif" fo:font-size="12pt" fo:language="pt" fo:country="BR" fo:font-weight="normal" officeooo:rsid="019815e6"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language="pt" fo:country="BR" fo:font-weight="normal" officeooo:rsid="0198a3ce"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language="pt" fo:country="BR" fo:font-weight="normal" officeooo:rsid="01962d2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language="pt" fo:country="BR" fo:font-weight="normal" officeooo:rsid="01962d2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language="pt" fo:country="BR" fo:font-weight="normal" officeooo:rsid="019815e6"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language="pt" fo:country="BR" fo:font-weight="normal" officeooo:rsid="019815e6"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language="pt" fo:country="BR" fo:font-weight="normal" officeooo:rsid="0198a3c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language="pt" fo:country="BR" fo:font-weight="normal" officeooo:rsid="0198a3c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7"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8"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9"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0"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1"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7"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38"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39"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40"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41"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42"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43"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44"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45"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46"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47"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48"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50"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51"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52"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53"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54"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55"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56"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57"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8"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9"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1"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2" style:family="text">
      <style:text-properties fo:color="#000000" fo:font-size="12pt"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63" style:family="text">
      <style:text-properties fo:color="#000000"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64"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5" style:family="text">
      <style:text-properties fo:color="#000000"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6"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67"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8"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9"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0"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1"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2"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3"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4"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3"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4"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5"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6"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4df9b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152d285"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15aba91"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81133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20" style:family="text">
      <style:text-properties fo:color="#000000" style:font-name="Liberation Serif"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21" style:family="text">
      <style:text-properties fo:color="#000000" style:font-name="Liberation Serif"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30" style:family="text">
      <style:text-properties fo:font-size="10pt" style:font-size-asian="10pt" style:font-size-complex="10pt"/>
    </style:style>
    <style:style style:name="T231" style:family="text">
      <style:text-properties fo:font-size="10pt" style:font-size-asian="10pt" style:language-asian="zh" style:country-asian="CN" style:font-size-complex="10pt" style:language-complex="hi" style:country-complex="IN"/>
    </style:style>
    <style:style style:name="T232" style:family="text">
      <style:text-properties officeooo:rsid="00220baa"/>
    </style:style>
    <style:style style:name="T233" style:family="text">
      <style:text-properties officeooo:rsid="00226ace"/>
    </style:style>
    <style:style style:name="T234" style:family="text">
      <style:text-properties officeooo:rsid="00d375a2"/>
    </style:style>
    <style:style style:name="T235" style:family="text">
      <style:text-properties fo:background-color="#ffff00" loext:char-shading-value="0"/>
    </style:style>
    <style:style style:name="T236" style:family="text">
      <style:text-properties officeooo:rsid="00d375a2" fo:background-color="#ffff00" loext:char-shading-value="0"/>
    </style:style>
    <style:style style:name="T237" style:family="text">
      <style:text-properties style:font-name="Liberation Serif" officeooo:rsid="012c8895"/>
    </style:style>
    <style:style style:name="T238" style:family="text">
      <style:text-properties style:font-name="Liberation Serif" officeooo:rsid="014cd67f"/>
    </style:style>
    <style:style style:name="T239" style:family="text">
      <style:text-properties style:font-name="Liberation Serif" officeooo:rsid="0186455f"/>
    </style:style>
    <style:style style:name="T240" style:family="text">
      <style:text-properties officeooo:rsid="019815e6"/>
    </style:style>
    <style:style style:name="T241" style:family="text">
      <style:text-properties officeooo:rsid="0198a3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PROJETO MFRG</text:p>
      <text:p text:style-name="P1"/>
      <text:p text:style-name="P2">1. Descrição resumida</text:p>
      <text:p text:style-name="P2"/>
      <text:p text:style-name="P22"><text:span text:style-name="T1">Projeto independente, sem fins lucrativos e open-source de jogo eletrônico criado em Blender (BGE - Blender Game Engine) com p</text:span><text:span text:style-name="T117">y</text:span><text:span text:style-name="T1">thon 2.</text:span></text:p>
      <text:p text:style-name="P31"><text:span text:style-name="T8">O projeto tem o objetivo de divulgar </text:span><text:span text:style-name="T9">minimamente </text:span><text:span text:style-name="T8">via jogo eletrônico a realidade carente de comunidades urbanas assoladas pela </text:span><text:span text:style-name="T30">desigualdade</text:span><text:span text:style-name="T8"> no Brasil; como favelas, guetos, bairros periféricos e outros espaços de moradia para pobres, negras(os), indígenas e trabalhadoras(es) de muitas categorias. </text:span></text:p>
      <text:p text:style-name="P31"><text:span text:style-name="T30">Desta forma, pretende-se</text:span><text:span text:style-name="T8"> </text:span><text:span text:style-name="T30">e</text:span><text:span text:style-name="T8">videncia</text:span><text:span text:style-name="T30">r</text:span><text:span text:style-name="T8"> a capacidade de jogos de </text:span><text:span text:style-name="T30">difundir importantes pensamentos que foram esquecidos ao longo da história e </text:span><text:span text:style-name="T8">fazer estas populações </text:span><text:span text:style-name="T30">à</text:span><text:span text:style-name="T8"> margem social se sentirem representadas </text:span><text:span text:style-name="T30">no</text:span><text:span text:style-name="T8"> jogo; </text:span><text:span text:style-name="T30">com todos os modos de expressão que são tão únicos no cotidiano dessas pessoas</text:span><text:span text:style-name="T8">.</text:span></text:p>
      <text:p text:style-name="P7">Breve caracterização do projeto:</text:p>
      <text:list xml:id="list2638629778" text:style-name="WWNum1">
        <text:list-item>
          <text:p text:style-name="P52"><text:span text:style-name="T11">Nome/Título do jogo</text:span><text:span text:style-name="T7">:</text:span><text:span text:style-name="T6"> </text:span><text:span text:style-name="T33">Consciente Ignição.</text:span></text:p>
        </text:list-item>
        <text:list-item>
          <text:p text:style-name="P52"><text:span text:style-name="T37">Desenvolvedores</text:span><text:span text:style-name="T7">:</text:span></text:p>
          <text:list>
            <text:list-item>
              <text:p text:style-name="P73"><text:span text:style-name="T6">Rafael Luiz dos Santos, e-mail: </text:span><text:span text:style-name="T33">rafaelldsrock@gmail.com; </text:span><text:span text:style-name="T34">e</text:span></text:p>
            </text:list-item>
            <text:list-item>
              <text:p text:style-name="P74">Guilherme Santos Braz.</text:p>
            </text:list-item>
          </text:list>
        </text:list-item>
      </text:list>
      <text:list xml:id="list745056920" text:style-name="WWNum2">
        <text:list-item>
          <text:p text:style-name="P53"><text:span text:style-name="T11">Definição rápida</text:span><text:span text:style-name="T12">: jogo de corrida contra o tempo que procura retratar </text:span><text:span text:style-name="T38">um pouco </text:span><text:span text:style-name="T12">a realidade das comunidades pobres no Brasil.</text:span></text:p>
        </text:list-item>
        <text:list-item>
          <text:p text:style-name="P53"><text:span text:style-name="T11">Algumas </text:span><text:span text:style-name="T39">i</text:span><text:span text:style-name="T11">nspirações</text:span><text:span text:style-name="T12">: O menino e o mundo (Filme, </text:span><text:span text:style-name="T13">animação</text:span><text:span text:style-name="T12">), Afro-Samurai (Animação, anime), Grand Theft Auto (GTA) San Andreas (</text:span><text:span text:style-name="T38">J</text:span><text:span text:style-name="T12">ogo eletrônico), Dandara (</text:span><text:span text:style-name="T38">J</text:span><text:span text:style-name="T12">ogo eletrônico), Berserk (Mangá), Need for Speed Most </text:span><text:span text:style-name="T38">W</text:span><text:span text:style-name="T12">anted (</text:span><text:span text:style-name="T38">J</text:span><text:span text:style-name="T12">ogo eletrônico), Li</text:span><text:span text:style-name="T38">ttl</text:span><text:span text:style-name="T12">e </text:span><text:span text:style-name="T38">R</text:span><text:span text:style-name="T12">acers Street (</text:span><text:span text:style-name="T38">J</text:span><text:span text:style-name="T12">ogo eletrônico).</text:span></text:p>
        </text:list-item>
        <text:list-item>
          <text:p text:style-name="P75"><text:span text:style-name="T11">Gêneros</text:span><text:span text:style-name="T12">: corrida, contra o tempo, 3D, low-poly, indie, BGE, </text:span><text:span text:style-name="T38">B</text:span><text:span text:style-name="T12">lender.</text:span></text:p>
        </text:list-item>
        <text:list-item>
          <text:p text:style-name="P75"><text:span text:style-name="T11">Plataforma</text:span><text:span text:style-name="T12">:</text:span></text:p>
          <text:list>
            <text:list-item>
              <text:p text:style-name="P78"><text:span text:style-name="T12">Especificações do </text:span><text:span text:style-name="T38">computador (PC – termo popular para computador de mesa ou notebook)</text:span><text:span text:style-name="T12">:</text:span></text:p>
              <text:list>
                <text:list-item>
                  <text:p text:style-name="P79"><text:span text:style-name="T38">T</text:span><text:span text:style-name="T12">estado em Xubuntu 20.04 (Linux):</text:span></text:p>
                  <text:list>
                    <text:list-item>
                      <text:p text:style-name="P80"><text:span text:style-name="T162">E</text:span><text:span text:style-name="T14">specificar o comp</text:span><text:span text:style-name="T162">u</text:span><text:span text:style-name="T14">tador em cada componente (No caso, por enquanto o meu </text:span><text:span text:style-name="T162">notebook, </text:span><text:span text:style-name="T163">devo pedir </text:span><text:span text:style-name="T220">a </text:span><text:span text:style-name="T163">alguns colegas pra testar </text:span><text:span text:style-name="T220">numas outras máquinas</text:span><text:span text:style-name="T14">).</text:span></text:p>
                    </text:list-item>
                  </text:list>
                </text:list-item>
              </text:list>
            </text:list-item>
          </text:list>
        </text:list-item>
      </text:list>
      <text:p text:style-name="P3">Como instalar e jogar (INCOMPLETO):</text:p>
      <text:p text:style-name="P32"><text:soft-page-break/><text:span text:style-name="T8">Passo 1: baixe </text:span><text:span text:style-name="T30">o </text:span><text:span text:style-name="T125">repositório</text:span><text:span text:style-name="T30"> e mova-o para a pasta do usuário do seu sistema;</text:span></text:p>
      <text:p text:style-name="P32"><text:span text:style-name="T8">Passo </text:span><text:span text:style-name="T30">2</text:span><text:span text:style-name="T8">: Entre na pasta "</text:span><text:span text:style-name="T30">MFRG</text:span><text:span text:style-name="T8">" – pasta principal </text:span><text:span text:style-name="T30">deste</text:span><text:span text:style-name="T8"> projeto;</text:span></text:p>
      <text:p text:style-name="P32"><text:span text:style-name="T8">Passo </text:span><text:span text:style-name="T30">3</text:span><text:span text:style-name="T8">: e ... (COMPLETAR DE ACORDO COM O FINAL DO PROTÓTIPO);</text:span></text:p>
      <text:p text:style-name="P10">Passo 4: e ... (COMPLETAR DE ACORDO COM O FINAL DO PROTÓTIPO);</text:p>
      <text:p text:style-name="P2">Programas utilizados:</text:p>
      <text:list xml:id="list3521414324" text:style-name="WWNum6">
        <text:list-item>
          <text:p text:style-name="P76">Blender 2.79;</text:p>
        </text:list-item>
        <text:list-item>
          <text:p text:style-name="P76">Gimp;</text:p>
        </text:list-item>
        <text:list-item>
          <text:p text:style-name="P76">Inkscape;</text:p>
        </text:list-item>
        <text:list-item>
          <text:p text:style-name="P76">Libre Office;</text:p>
        </text:list-item>
        <text:list-item>
          <text:p text:style-name="P77">Visual Studio Code;</text:p>
        </text:list-item>
        <text:list-item>
          <text:p text:style-name="P76">Krita;</text:p>
        </text:list-item>
        <text:list-item>
          <text:p text:style-name="P76">Ubuntu Studio 16.04; e</text:p>
        </text:list-item>
        <text:list-item>
          <text:p text:style-name="P76">Xubuntu 20.04.</text:p>
        </text:list-item>
      </text:list>
      <text:p text:style-name="P7"/>
      <text:p text:style-name="P38">2. Justificativa</text:p>
      <text:p text:style-name="P1"/>
      <text:p text:style-name="P72"><text:span text:style-name="T5">Por que fazer um jogo que respeita e expresse os pensamentos de s</text:span><text:span text:style-name="T44">o</text:span><text:span text:style-name="T5">ciedades e grupos sociais marginalizados?</text:span></text:p>
      <text:p text:style-name="P70"><text:span text:style-name="T118">“Porque sim!” deveria ser talvez uma das melhores respostas para esta pergunta. Porém falar ou escrever isso seria muito direto, não explicando nada, </text:span><text:span text:style-name="T120">e</text:span><text:span text:style-name="T118"> pode também causar raiva ou desprestígio pelo leitor ou ouvinte que recebe uma resposta assim </text:span><text:span text:style-name="T120">tão curta e repentina</text:span><text:span text:style-name="T118">. </text:span><text:span text:style-name="T120">Embora se estes são os motivos que fazem esta ser a pior resposta porque então talvez ela fosse a melhor? Pelo fato de ser óbvio, claro, o fato que se há alguém sofrendo historicamente por processos sociais de exclusão, este alguém (Eu sei que se pode ampliar para grupos) merece ser ouvido em sua totalidade e isso consiste em ter suas opiniões expressas, seu pensamento difundido e posto a mesa de debates.</text:span></text:p>
      <text:p text:style-name="P71"><text:span text:style-name="T120">Por isso, </text:span><text:span text:style-name="T122">crendo no poder de difusão de ideias de um jogo eletrônico,</text:span><text:span text:style-name="T120"> existe este projeto.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22"><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4">as sociedades e</text:span><text:span text:style-name="T15"> </text:span><text:span text:style-name="T23">grupos </text:span><text:span text:style-name="T15">entrarem para esta lista de representatividade do MFRG.</text:span></text:p>
      <text:p text:style-name="P31"><text:span text:style-name="T164">Seria bom justificar os diálogos para reforçar a importância desta produção, mas isso por enquanto será negligenciado. Os diálogos devem ser postos em avaliação com a consulta aos grupos sociais por meio de resposta ao questionário, </text:span><text:span text:style-name="T165">no anexo </text:span><text:span text:style-name="T221">TALLL!</text:span><text:span text:style-name="T164"> [AO MENOS É O QUE IMAGINO POR ENQUANTO].</text:span></text:p>
      <text:p text:style-name="P18">Os antigos e originários indígenas</text:p>
      <text:p text:style-name="P31"><text:span text:style-name="T166">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64">[falta provar isso].</text:span></text:p>
      <text:p text:style-name="P14">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a educação indígena já existia com os próprios modos de operar. Estes povos foram obrigados a aprender <text:soft-page-break/>leis, costumes e língua dos jesuítas e caso desobedecessem eram punidos por rebeldia. A partir deste ponto começou na história do Brasil a negligência aos saberes indígenas, que obviamente por isso deixaram de circular entre seus próprios pares.</text:p>
      <text:p text:style-name="P14">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31"><text:span text:style-name="T166">Um caso recente de negligência do discurso indígena tem seu lugar na pandemia de Covid-19 que foi iniciada em 2019 ou 2020. A xawar</text:span><text:span text:style-name="T222">a</text:span><text:span text:style-name="T166">, termo para pandemia da etnia Yanomani, fez aparecer outra distinção no modo de pensar entre etnias indígenas e o homem branco europeu. Corpos mortos por Covid de indígenas das aldeias Yanomani que foram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67">A xawara e os mortos: os Yanomami, luto e luta na pandemia da Covid-19. Marcelo Moura Silva e Carlos Estellita-Lins</text:span><text:span text:style-name="T166">]</text:span></text:p>
      <text:p text:style-name="P31"><text:span text:style-name="T166">Não apenas simbólico, o ritual tem a missão especial de purificar o mundo de qualquer que um espirito vagante da floresta (Um pore como conta a etnia) possa causar a aldeia, como angústia, dor, acidentes e doenças. Isso não acontece apenas com os Yanomani. Qualquer povo indígena consideraria o enterro do morto sem preparativos um ato infame e inumano. [</text:span><text:span text:style-name="T167">A xawara e os mortos: os Yanomami, luto e luta na pandemia da Covid-19. Marcelo Moura Silva e Carlos Estellita-Lins</text:span><text:span text:style-name="T166">]</text:span></text:p>
      <text:p text:style-name="P31"><text:soft-page-break/><text:span text:style-name="T166">Não se trata de </text:span><text:span text:style-name="T223">firme</text:span><text:span text:style-name="T166">mente conscientizar as etnias indígenas da emergência em tratar rapidamente da periculosidade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26">O reahu é tão importante para os Yanomani que eles foram capazes de realizar um reahu com amostras </text:span><text:span text:style-name="T227">de sangue </text:span><text:span text:style-name="T226">coletadas </text:span><text:span text:style-name="T228">na Venezuela e no Brasil</text:span><text:span text:style-name="T226">, algumas indevidamente, de seus pares após anos de batalha jurídica, </text:span><text:span text:style-name="T228">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26">.</text:span><text:span text:style-name="T224"> </text:span><text:span text:style-name="T166">[</text:span><text:span text:style-name="T167">A xawara e os mortos: os Yanomami, luto e luta na pandemia da Covid-19. Marcelo Moura Silva e Carlos Estellita-Lins</text:span><text:span text:style-name="T166">]</text:span></text:p>
      <text:p text:style-name="P31"><text:span text:style-name="T166">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23">no futuro ser </text:span><text:span text:style-name="T225">plenamente </text:span><text:span text:style-name="T166">concretizado.</text:span></text:p>
      <text:p text:style-name="P15">Comunidade LBGT e mulheres por igualdade de gênero e sexo</text:p>
      <text:p text:style-name="P22"><text:span text:style-name="T217">Foram</text:span><text:span text:style-name="T159"> muitas vozes que gritaram por igualdade entre os sexos e entre os gêneros durante a história </text:span><text:span text:style-name="T160">da humanidade</text:span><text:span text:style-name="T159">; entre elas </text:span><text:span text:style-name="T160">esta </text:span><text:span text:style-name="T159">Conceição Evaristo e Kamilla CDD; as quais respectivamente retratam as heranças e valor de uma mulher e a violência que as perseguem. [TALVEZ CONCEIÇÃO EVARISTO NÃO SEJA A MELHOR ESCOLHA PARA ESTE PARÁGRAFO. DEVO MUDAR ESTA INTRODUÇÃO]</text:span></text:p>
      <text:p text:style-name="P31"><text:span text:style-name="T6">Este também é um assunto muito antigo. </text:span><text:span text:style-name="T33">D</text:span><text:span text:style-name="T6">esde a antiguidad</text:span><text:span text:style-name="T33">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37">nos </text:span><text:span text:style-name="T33">movimentos antigênero, Sócrates e seus seguidores desprestigiaram as ideias platônicas principalmente por conceber papéis diferentes de modo de ser para a mulher e para o homem de acordo com suas diferenças naturais. [</text:span><text:span text:style-name="T30">Questões de gênero em Platão e Eurípedes: corpos antigos e gender performativity</text:span><text:span text:style-name="T33">]</text:span></text:p>
      <text:p text:style-name="P31"><text:soft-page-break/><text:span text:style-name="T33">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30">Questões de gênero em Platão e Eurípedes: corpos antigos e gender performativity</text:span><text:span text:style-name="T33">]</text:span></text:p>
      <text:p text:style-name="P33"><text:span text:style-name="T35">Estas disputas se </text:span><text:span text:style-name="T138">apresentam até os dias atuais, mas com nomes diferentes para os lados contrários: é possível ver que as(os) machistas de hoje são as(os) sofistas do passado e que as(os) feministas atuais são </text:span><text:span text:style-name="T139">as </text:span><text:span text:style-name="T138">platônic</text:span><text:span text:style-name="T151">a</text:span><text:span text:style-name="T138">s </text:span><text:span text:style-name="T151">e os platônicos</text:span><text:span text:style-name="T138"> de tempos antigos.</text:span></text:p>
      <text:p text:style-name="P34"><text:span text:style-name="T138">No artigo científico de Cláudia Vianna e Alexandre Bortolini, “</text:span><text:span text:style-name="T140">Discurso antigênero e agendas feministas e LGBT nos planos estaduais de educação: tensões e disputas”</text:span><text:span text:style-name="T138">, é mostrado que existem disputas </text:span><text:span text:style-name="T141">atuais </text:span><text:span text:style-name="T142">pela definição de gênero e </text:span><text:span text:style-name="T141">pela </text:span><text:span text:style-name="T142">implantação de políticas públicas que tragam igualdade entre gêneros e sexos.</text:span></text:p>
      <text:p text:style-name="P69"><text:span text:style-name="T22">Porém, o que é gênero e movimento ou discurso antigênero?</text:span></text:p>
      <text:p text:style-name="P68"><text:span text:style-name="T24">G</text:span><text:span text:style-name="T25">ênero é um pouco mais fácil de ser explicado, embora não se tenha </text:span><text:span text:style-name="T110">no meio acadêmico uma definição precisa para isso. </text:span><text:span text:style-name="T111">Gênero é...</text:span><text:span text:style-name="T110"> [AQUI TENHO DUAS REFERÊNCIAS PARA COLOCAR QUE DIZEM RESPEITO A ESTA DEFINIÇÃO]</text:span></text:p>
      <text:p text:style-name="P68"><text:span text:style-name="T29">Para </text:span><text:span text:style-name="T65">explicar isso melhor temos que retomar </text:span><text:span text:style-name="T108">uma discussão iniciada por volta de </text:span><text:span text:style-name="T67">1990, quando ocorreu uma abertura </text:span><text:span text:style-name="T109">pra debates</text:span><text:span text:style-name="T67"> sobre questões de gênero</text:span><text:span text:style-name="T108">.</text:span><text:span text:style-name="T65"> </text:span><text:span text:style-name="T67">Em 1995, com a pressão de</text:span><text:span text:style-name="T66"> movimentos sociais de mulheres e afim de agradar a agenda de políticas internacionais o governo de Fernando Henrique Cardoso (FHC) aprovou diversas políticas de introdução das perspectivas de gênero. </text:span><text:span text:style-name="T68">Já com os presidentes Luiz Inácio Lula da Silva e Dilma Rousseff as propostas continuaram a ser aprovadas </text:span><text:span text:style-name="T69">com vistas a muita resistência sofrida em períodos anteriores pelos movimentos feministas e LGBTQIA+</text:span><text:span text:style-name="T68">. </text:span><text:span text:style-name="T70">[</text:span><text:span text:style-name="T45">Discurso antigênero e agendas feministas e LGBT nos planos estaduais de educação: tensões e disputas</text:span><text:span text:style-name="T70">]</text:span></text:p>
      <text:p text:style-name="P61"><text:span text:style-name="T71">Infelizmente, percebendo estes avanços </text:span><text:span text:style-name="T74">mundiais </text:span><text:span text:style-name="T71">ainda que não lineares na direção de um mundo igual para corpos que são femininos surgiu um movimento reacionário que condenava as discussões de gênero</text:span><text:span text:style-name="T70">. </text:span><text:span text:style-name="T72">Estes grupos </text:span><text:span text:style-name="T73">conservadores e religiosos</text:span><text:span text:style-name="T72"> argumenta</text:span><text:span text:style-name="T74">va</text:span><text:span text:style-name="T72">m </text:span><text:span text:style-name="T74">e argumentam </text:span><text:span text:style-name="T72">que a discussão de gênero é prejudicial a família por considerarem </text:span><text:span text:style-name="T74">através de</text:span><text:span text:style-name="T75"> um contradiscurso religioso </text:span><text:span text:style-name="T72">que </text:span><text:span text:style-name="T74">o debate </text:span><text:span text:style-name="T72">em torno da palavra gênero </text:span><text:span text:style-name="T74">é</text:span><text:span text:style-name="T72"> </text:span><text:span text:style-name="T75">mera “ideologia de gênero”, </text:span><text:span text:style-name="T89">ou seja eles classificavam o debate como meras ideias</text:span><text:span text:style-name="T75">. Assim, estes condenavam organismos internacionais e as lutas sociais de grupos feministas e LGBT</text:span><text:span text:style-name="T74">QIA</text:span><text:span text:style-name="T75">+ </text:span><text:span text:style-name="T76">como radicalismos que esfacelavam a família</text:span><text:span text:style-name="T72">. </text:span><text:span text:style-name="T70">A </text:span><text:span text:style-name="T76">visão destes grupos pode ser vista em documentos religiosos da Igreja Católica, como o “Léxicon de termos ambíguos e discutíveis sobre a vida familiar e ética” e a “Carta aos Bispos da Igreja”. </text:span><text:span text:style-name="T70">[</text:span><text:span text:style-name="T45">Discurso antigênero e agendas feministas e LGBT nos planos estaduais de educação: tensões e disputas</text:span><text:span text:style-name="T70">]</text:span></text:p>
      <text:p text:style-name="P62"><text:soft-page-break/><text:span text:style-name="T76">E</text:span><text:span text:style-name="T77">stes documentos também retratam a magnitude </text:span><text:span text:style-name="T78">do problema </text:span><text:span text:style-name="T77">internacional destes movimentos radicais. Por isso, em todo mundo ocorreu uma verdadeira perseguição ofensiva considerada como antigênero, que buscava reprimir discursos </text:span><text:span text:style-name="T78">de gênero com </text:span><text:span text:style-name="T74">a </text:span><text:span text:style-name="T78">exclusão desta palavra e de termos relacionados</text:span><text:span text:style-name="T77">. E</text:span><text:span text:style-name="T79">ste movimento também teve seus ramos no Brasil, com influências: </text:span><text:span text:style-name="T80">na bancada religiosa no Congresso </text:span><text:span text:style-name="T74">e</text:span><text:span text:style-name="T80"> </text:span><text:span text:style-name="T81">em alguns setores conservadores</text:span><text:span text:style-name="T80">. </text:span><text:span text:style-name="T74">Como consequências, estes grupos influenciaram </text:span><text:span text:style-name="T81">na elaboração dos planos estaduais de educação e </text:span><text:span text:style-name="T79">n</text:span><text:span text:style-name="T80">a </text:span><text:span text:style-name="T82">constru</text:span><text:span text:style-name="T80">ção do</text:span><text:span text:style-name="T79"> PNE (Plano Nacional de Educação), embora </text:span><text:span text:style-name="T74">este</text:span><text:span text:style-name="T79"> texto </text:span><text:span text:style-name="T80">da época (</text:span><text:span text:style-name="T81">Entre </text:span><text:span text:style-name="T80">2014 </text:span><text:span text:style-name="T81">e </text:span><text:span text:style-name="T80">2016) tenha tido</text:span><text:span text:style-name="T79"> menção “</text:span><text:span text:style-name="T80">legal a ações de enfrentamento à LGBTfobia, ao reconhecimento e valorização da diversidade sexual e de gênero e à promoção dos direitos sexuais e reprodutivos”</text:span><text:span text:style-name="T79">. </text:span><text:span text:style-name="T70">[</text:span><text:span text:style-name="T45">Discurso antigênero e agendas feministas e LGBT nos planos estaduais de educação: tensões e disputas</text:span><text:span text:style-name="T70">]</text:span></text:p>
      <text:p text:style-name="P63"><text:span text:style-name="T70">A </text:span><text:span text:style-name="T83">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4">um material que inclu</text:span><text:span text:style-name="T74">í</text:span><text:span text:style-name="T84">a um caderno de atividades às professoras e professores </text:span><text:span text:style-name="T85">e</text:span><text:span text:style-name="T84"> vídeos sobre a hi</text:span><text:span text:style-name="T85">s</text:span><text:span text:style-name="T84">tória de afirmação de movimentos sociais de gênero e sexo que contestavam padrões heteronormativos, </text:span><text:span text:style-name="T85">além de incluir para cada vídeo</text:span><text:span text:style-name="T84"> boletins, guias, cartazes </text:span><text:span text:style-name="T85">e </text:span><text:span text:style-name="T84">cartas de aprese</text:span><text:span text:style-name="T85">n</text:span><text:span text:style-name="T84">taç</text:span><text:span text:style-name="T85">ões</text:span><text:span text:style-name="T84">. </text:span><text:span text:style-name="T70">[</text:span><text:span text:style-name="T45">Discurso antigênero e agendas feministas e LGBT nos planos estaduais de educação: tensões e disputas</text:span><text:span text:style-name="T70">]</text:span></text:p>
      <text:p text:style-name="P65"><text:span text:style-name="T91">Cláudia e </text:span><text:span text:style-name="T79">A</text:span><text:span text:style-name="T91">lexandre </text:span><text:span text:style-name="T92">ao analisarem no mesmo texto </text:span><text:span text:style-name="T93">os</text:span><text:span text:style-name="T92"> planos educacionais </text:span><text:span text:style-name="T93">entre 2014 e 2016 identificaram diversas divergências consequentes dos diversos resultados em cada jurisdição dos embates entre </text:span><text:span text:style-name="T94">o lado conservador</text:span><text:span text:style-name="T93"> e as(os) </text:span><text:span text:style-name="T95">feministas.</text:span><text:span text:style-name="T84"> </text:span><text:span text:style-name="T96">Foi identificado pelas autoras </text:span><text:span text:style-name="T97">e </text:span><text:span text:style-name="T96">autores que o estado do Ceará </text:span><text:span text:style-name="T98">diz claramente no seu plano educacional o impedimento da “ideologia de gênero” na educação estadual </text:span><text:span text:style-name="T99">alegando um caráter doutrinário da </text:span><text:span text:style-name="T89">mesma</text:span><text:span text:style-name="T98">, </text:span><text:span text:style-name="T100">mas isso entra em contradição com outro</text:span><text:span text:style-name="T101">s</text:span><text:span text:style-name="T100"> ponto</text:span><text:span text:style-name="T101">s</text:span><text:span text:style-name="T100"> do texto: </text:span><text:span text:style-name="T101">os quais</text:span><text:span text:style-name="T102"> </text:span><text:span text:style-name="T101">tem </text:span><text:span text:style-name="T102">medidas que preveem tratamento adequado para escolas do campo, de quilombolas e </text:span><text:span text:style-name="T101">de </text:span><text:span text:style-name="T102">indígenas; além de </text:span><text:span text:style-name="T103">citar a importância da inserção social e </text:span><text:span text:style-name="T101">e</text:span><text:span text:style-name="T103">conômica das mulheres</text:span><text:span text:style-name="T96">. </text:span><text:span text:style-name="T97">Em outros estados (Pernambuco, São Paulo e Goiás) </text:span><text:span text:style-name="T89">uma atitude mais radical foi tomada: </text:span><text:span text:style-name="T97">até a expressão gênero alimentício foi excluída. </text:span><text:span text:style-name="T104">Isso é a demonstração dos antagonismos se enfrentando pelas posições de gênero na sociedade </text:span><text:span text:style-name="T97">e, lamentavelmente, ter uma opressão a um movimento que deseja apenas igualdade não é algo bom pra sociedade segundo Platão e seus desejos em relação a polis de seu tempo</text:span><text:span text:style-name="T104">. </text:span><text:span text:style-name="T70">[“</text:span><text:span text:style-name="T45">Discurso antigênero e agendas feministas e LGBT nos planos estaduais de educação: tensões e disputas” </text:span><text:span text:style-name="T97">e “</text:span><text:span text:style-name="T124">Questões de gênero em Platão e Eurípedes: corpos antigos e gender performativity”</text:span><text:span text:style-name="T70">]</text:span></text:p>
      <text:p text:style-name="P64"><text:span text:style-name="T70">A </text:span><text:span text:style-name="T86">mesma coisa pode ser vista</text:span><text:span text:style-name="T64"> </text:span><text:span text:style-name="T87">nos outros estados, no quais se encontra o desuso ou parcial uso da palavra </text:span><text:span text:style-name="T88">de </text:span><text:span text:style-name="T87">gênero e as coisas correlatas a ela. </text:span><text:span text:style-name="T89">Somente</text:span><text:span text:style-name="T90"> em sete estados (Amazonas, Bahia, </text:span><text:soft-page-break/><text:span text:style-name="T90">Maranhão, Mato Grosso, Mato Grosso do Sul, Paraíba e Roraíma), dos 24 mais o distrito federal que foram analisados, se vê a presença explicita de questões </text:span><text:span text:style-name="T74">de </text:span><text:span text:style-name="T90">gênero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46">[</text:span><text:span text:style-name="T45">Discurso antigênero e agendas feministas e LGBT nos planos estaduais de educação: tensões e disputas</text:span><text:span text:style-name="T46">]</text:span></text:p>
      <text:p text:style-name="P25"><text:span text:style-name="T53">Neste caso, p</text:span><text:span text:style-name="T48">ode se perceber que </text:span><text:span text:style-name="T49">os grupos entraram em disputa diversas vezes e infelizmente quem saiu vencendo; </text:span><text:span text:style-name="T50">pela quantidade de discussões perdidas</text:span><text:span text:style-name="T49">; foi as(os) conservadoras(es) – </text:span><text:span text:style-name="T89">basta pensar que apenas 7 (Sete) das 25 (Vinte e cinco) jurisdições se manteram evidenciando claramente a palavra gênero e ainda dando apoio a discussões sobre esta palavra</text:span><text:span text:style-name="T49">. Estes conseguiram restringir </text:span><text:span text:style-name="T56">ou excluir</text:span><text:span text:style-name="T49"> pautas importantes alcançadas após anos de esforços de movimentos sociais </text:span><text:span text:style-name="T51">feministas e LGBTQIA+ </text:span><text:span text:style-name="T50">no âmbito educacional, </text:span><text:span text:style-name="T52">com base </text:span><text:span text:style-name="T59">num</text:span><text:span text:style-name="T52"> discurso arraigado, religioso e falacioso que encara os corpos masculinos e femininos com papéis distintos por suas diferenças naturais </text:span><text:span text:style-name="T58">e que enxerga apenas um modelo de família como correto</text:span><text:span text:style-name="T52">; </text:span><text:span text:style-name="T54">além de desprestigiar todos os atos </text:span><text:span text:style-name="T57">e discursos </text:span><text:span text:style-name="T54">de lutas sociais anteriores </text:span><text:span text:style-name="T56">destes movimentos </text:span><text:span text:style-name="T54">por considerarem </text:span><text:span text:style-name="T57">esses</text:span><text:span text:style-name="T54"> mera “ideologia de gênero”</text:span><text:span text:style-name="T52">. </text:span><text:span text:style-name="T55">Apenas para reforçar, c</text:span><text:span text:style-name="T47">omo diz Cláudia e Alexandre:</text:span><text:span text:style-name="T50"> </text:span><text:span text:style-name="T46">[</text:span><text:span text:style-name="T45">Discurso antigênero e agendas feministas e LGBT nos planos estaduais de educação: tensões e disputas</text:span><text:span text:style-name="T46">]</text:span></text:p>
      <text:p text:style-name="P50"><text:span text:style-name="T153">“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54"> [</text:span><text:span text:style-name="T155">Discurso antigênero e agendas feministas e LGBT nos planos estaduais de educação: tensões e disputas, </text:span><text:span text:style-name="T156">pg. 20.</text:span><text:span text:style-name="T154">]</text:span></text:p>
      <text:p text:style-name="P35"><text:span text:style-name="T36">Os autores Paulo </text:span><text:span text:style-name="T143">F</text:span><text:span text:style-name="T36">reire e </text:span><text:span text:style-name="T143">I</text:span><text:span text:style-name="T36">st</text:span><text:span text:style-name="T143">ván Mészáros; que problematiza</text:span><text:span text:style-name="T152">ra</text:span><text:span text:style-name="T143">m uma educação revolucionária, </text:span><text:span text:style-name="T144">verdadeira e igualitária</text:span><text:span text:style-name="T143">; </text:span><text:span text:style-name="T145">e</text:span><text:span text:style-name="T143">sclarecem as disputas em torno deste tema </text:span><text:span text:style-name="T144">definindo personagens entre</text:span><text:span text:style-name="T146"> “opressores” e “oprimidos”. </text:span><text:span text:style-name="T144">Para István </text:span><text:span text:style-name="T146">uma abordagem </text:span><text:span text:style-name="T144">comum e </text:span><text:span text:style-name="T146">elitista </text:span><text:span text:style-name="T147">é </text:span><text:span text:style-name="T146">desqualificar uma alternativa genuína e </text:span><text:span text:style-name="T144">de </text:span><text:span text:style-name="T146">largo alcance, </text:span><text:span text:style-name="T144">como aconteceu com estas lutas sociais nos planos educacionais</text:span><text:span text:style-name="T146">. </text:span><text:span text:style-name="T148">Por comparação, estes autores justificam de uma forma geral o que foi dito anteriormente nesse texto. </text:span><text:span text:style-name="T149">[“</text:span><text:span text:style-name="T150">Pedagogia do oprimido</text:span><text:span text:style-name="T149">” e “A educação para além do capital”]</text:span></text:p>
      <text:p text:style-name="P67"><text:soft-page-break/><text:span text:style-name="T105">Sem</text:span><text:span text:style-name="T61"> </text:span><text:span text:style-name="T106">uma</text:span><text:span text:style-name="T61"> educação que considere os sexos e os muitos diferentes tipos de gênero </text:span><text:span text:style-name="T105">há cada vez mais um</text:span><text:span text:style-name="T107"> aumento de desigualdades </text:span><text:span text:style-name="T105">sociais </text:span><text:span text:style-name="T107">no ensino</text:span><text:span text:style-name="T29">.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2">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pan text:style-name="T43">escolaridade, com pouca condição econômica</text:span><text:span text:style-name="T20">, negras, </text:span><text:span text:style-name="T18">pobres,</text:span><text:span text:style-name="T20"> de profissões desvalorizadas e uma quantidade grande de prostitutas</text:span><text:span text:style-name="T26">. </text:span><text:span text:style-name="T27">Ou seja, provavelmente </text:span><text:span text:style-name="T28">eram </text:span><text:span text:style-name="T27">pessoas que tiverem pouca escolaridade.</text:span></text:p>
      <text:p text:style-name="P26"><text:span text:style-name="T157">Stela e Ane no mesmo texto relatam a </text:span><text:span text:style-name="T171">prevalência nos inquéritos </text:span><text:span text:style-name="T172">d</text:span><text:span text:style-name="T171">a falta de sensibilidade e </text:span><text:span text:style-name="T173">o </text:span><text:span text:style-name="T171">desprestígio </text:span><text:span text:style-name="T173">com</text:span><text:span text:style-name="T171"> a vítima de feminicídio. </text:span><text:span text:style-name="T172">Elas são perseguidas, estupradas, torturadas, t</text:span><text:span text:style-name="T192">ivera</text:span><text:span text:style-name="T172">m </text:span><text:span text:style-name="T211">o orgão </text:span><text:span text:style-name="T172">genit</text:span><text:span text:style-name="T211">al</text:span><text:span text:style-name="T172"> arrancad</text:span><text:span text:style-name="T211">o</text:span><text:span text:style-name="T172">, </text:span><text:span text:style-name="T192">foram</text:span><text:span text:style-name="T190"> mortas na frente de </text:span><text:span text:style-name="T192">familiares ou de </text:span><text:span text:style-name="T190">suas filhas ou filhos, </text:span><text:span text:style-name="T192">foram emboscadas, fizeram programas que terminaram em assassinato das mesmas</text:span><text:span text:style-name="T172">, t</text:span><text:span text:style-name="T192">ivera</text:span><text:span text:style-name="T172">m o rosto desfigurado, </text:span><text:span text:style-name="T174">sofre</text:span><text:span text:style-name="T192">ra</text:span><text:span text:style-name="T174">m </text:span><text:span text:style-name="T175">de</text:span><text:span text:style-name="T174"> violência letal e </text:span><text:span text:style-name="T176">as execuções feitas pelo tráfico, um total de 15% no estudo, são muito mais cruéis pelo fato do indivíduo </text:span><text:span text:style-name="T192">simplesmente </text:span><text:span text:style-name="T176">ser mulher</text:span><text:span text:style-name="T172">.</text:span></text:p>
      <text:p text:style-name="P28"><text:span text:style-name="T191">Os autores em maioria são d</text:span><text:span text:style-name="T195">o mesmo domicílio da </text:span><text:span text:style-name="T192">mulher. </text:span><text:span text:style-name="T196">Estes foram feminicídios intimos, de autores que mantinham relações afetivas, sexuais e familiares com as vítimas. Uma parcela destas vítimas já tinham denunciado os casos de violência do companheiro de moradia. Inclusive, familiares, amig</text:span><text:span text:style-name="T211">a</text:span><text:span text:style-name="T196">s</text:span><text:span text:style-name="T211">(os)</text:span><text:span text:style-name="T196"> e </text:span><text:span text:style-name="T197">conhecid</text:span><text:span text:style-name="T211">as(os)</text:span><text:span text:style-name="T196"> </text:span><text:span text:style-name="T197">que sabiam</text:span><text:span text:style-name="T196"> </text:span><text:span text:style-name="T197">d</text:span><text:span text:style-name="T196">os casos de violência</text:span><text:span text:style-name="T197"> </text:span><text:span text:style-name="T211">deram as costas para as vítimas, negligenciando os casos</text:span><text:span text:style-name="T197">.</text:span><text:span text:style-name="T196"> </text:span><text:span text:style-name="T197">Tais negligências colabora para o poder masculino que subordina a mulher por meio da violência ser algo muito privado, privado para aquele casal e para aquela família </text:span><text:span text:style-name="T198">e, portanto, algo que não deve ser interferido</text:span><text:span text:style-name="T196">. </text:span><text:span text:style-name="T214">DÁ PRA FALAR DE LUCKACS AQUI. </text:span><text:span text:style-name="T215">Livro: Abaixo a ditadura monogámica! </text:span><text:span text:style-name="T216">PORÉM NÃO SEI SE VALE A PENA PERDER TEMPO, DADO O CRONOGRAMA, PARA BENEFICIAR UM OU DOIS PARÁGRAFOS. </text:span><text:span text:style-name="T218">ISSO PORQUE NÃO LEMBRO MUITO BEM O QUE O LIVRO FALA SOBRE ISSO. NEM LI ELE MUITO</text:span><text:span text:style-name="T191"> </text:span><text:span text:style-name="T172">[</text:span><text:span text:style-name="T60">Feminicídios em Porto Alegre, Rio Grande do Sul, Brasil: iniquidades de gênero ao morrer</text:span><text:span text:style-name="T191">]</text:span></text:p>
      <text:p text:style-name="P30"><text:span text:style-name="T201">A</text:span><text:span text:style-name="T202">s execuções de mulheres pelo tráfico são ainda mais </text:span><text:span text:style-name="T203">gritantes. </text:span><text:span text:style-name="T204">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12">um </text:span><text:span text:style-name="T204">rival. </text:span><text:span text:style-name="T203">Em um dos relatos uma pessoa foi morta por apenas administrar uma boca de fumo de um indivíduo de sexo masculino: “atiraram na cara dela, porque ela estava administrando a boca no lugar de nego”. </text:span><text:span text:style-name="T204">Já em outro relato, uma líder comunitária foi estuprada e violentada por contrariar o tráfico numa das regiões mais pobres e violentas da cidade. Em meio a estes casos, teve corpos femininos que foram mortos por engano. </text:span><text:span text:style-name="T203">Neste tipo de crime o silêncio pelos que presenciaram o fato é imposto, pois há ameaças por parte dos </text:span><text:soft-page-break/><text:span text:style-name="T203">autores do crime. Se na maioria dos casos os feminicídios acontece de forma privada, nos casos de tráfico estas mortes acontecem </text:span><text:span text:style-name="T205">em </text:span><text:span text:style-name="T206">públic</text:span><text:span text:style-name="T212">o</text:span><text:span text:style-name="T206"> </text:span><text:span text:style-name="T207">e mesmo assim não deixam de ter o seu horror ao corpo feminino</text:span><text:span text:style-name="T206">. </text:span><text:span text:style-name="T212">Sobre estes casos, c</text:span><text:span text:style-name="T205">omo diz </text:span><text:span text:style-name="T208">S</text:span><text:span text:style-name="T205">tela e Ane: “não há testemunhas, os familiares silenciam e a polícia não investiga” e do mesmo modo, </text:span><text:span text:style-name="T208">ao definir o tráfico e a milícia</text:span><text:span text:style-name="T205">: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60">Feminicídios em Porto Alegre, Rio Grande do Sul, Brasil: iniquidades de gênero ao morrer</text:span><text:span text:style-name="T205">]</text:span></text:p>
      <text:p text:style-name="P26"><text:span text:style-name="T177">A</text:span><text:span text:style-name="T178"> forma como se dá a construção do</text:span><text:span text:style-name="T180">s</text:span><text:span text:style-name="T178"> inquérito</text:span><text:span text:style-name="T180">s</text:span><text:span text:style-name="T178"> incorpora vários opiniões de várias pessoas envolvidas no crime, </text:span><text:span text:style-name="T177">entre estas concepções há uma que minimiza o crime feito pelo autor(a) </text:span><text:span text:style-name="T179">ao apresentar a condição patológica do indivíduo, </text:span><text:span text:style-name="T180">tratando este como um portador d</text:span><text:span text:style-name="T213">e</text:span><text:span text:style-name="T180"> doença, </text:span><text:span text:style-name="T189">esta</text:span><text:span text:style-name="T192">r</text:span><text:span text:style-name="T189"> momentaneamente alcoolizado ou drogado</text:span><text:span text:style-name="T180"> e </text:span><text:span text:style-name="T189">assim</text:span><text:span text:style-name="T180"> livre, ao menos parcialmente, da culpa. [</text:span><text:span text:style-name="T60">Feminicídios em Porto Alegre, Rio Grande do Sul, Brasil: iniquidades de gênero ao morrer</text:span><text:span text:style-name="T180">]</text:span></text:p>
      <text:p text:style-name="P26"><text:span text:style-name="T180">Outr</text:span><text:span text:style-name="T213">o</text:span><text:span text:style-name="T180"> entendimento do ocorrido enxerga a culpa na mulher pelo próprio crime, acusando a mesma de facilitar a ocorrência do crime por </text:span><text:span text:style-name="T181">um </text:span><text:span text:style-name="T180">ato que ela tenha tido anteriormente, como um adultério por parte dela, o uso de minissaias, </text:span><text:span text:style-name="T190">ter abandonado as filhas ou filhos, ter enviado mensagens sensuais via rede social, </text:span><text:span text:style-name="T194">ter usado drogas (Neste ponto, fica evidente que um homem drogado é visto diferente de uma mulher drogada), ter usado botas de cano alto, ter usado calcinhas vermelhas</text:span><text:span text:style-name="T180"> etc. Este </text:span><text:span text:style-name="T181">pensamento</text:span><text:span text:style-name="T180"> revela mais ainda como os padrões em sociedade para o homem e para a mulher não podem ser quebrados; pois neste caso, as consequências podem ser danosas; este é um tipo de raciocínio que limita a liberdade individual de mulheres, </text:span><text:span text:style-name="T181">pois qualquer coisa fora do padrão é reprimida</text:span><text:span text:style-name="T180">. [</text:span><text:span text:style-name="T60">Feminicídios em Porto Alegre, Rio Grande do Sul, Brasil: iniquidades de gênero ao morrer</text:span><text:span text:style-name="T180">]</text:span></text:p>
      <text:p text:style-name="P66"><text:span text:style-name="T180">Há também um fardo ou auto reconhecimento da</text:span><text:span text:style-name="T181">s autoridades nos textos dos inquéritos pela</text:span><text:span text:style-name="T180"> incapacidade do artefato público de segurança </text:span><text:span text:style-name="T192">em</text:span><text:span text:style-name="T180"> lidar com </text:span><text:span text:style-name="T192">os feminicídios</text:span><text:span text:style-name="T180">. </text:span><text:span text:style-name="T189">Por contradição </text:span><text:span text:style-name="T190">ao que foi dito anteriormente</text:span><text:span text:style-name="T189">, d</text:span><text:span text:style-name="T181">emonstrando assim um certa sensibilidade, </text:span><text:span text:style-name="T189">r</text:span><text:span text:style-name="T181">elatos como “mais um homem que mata sua companheira e fica impune, entrando para as estatísticas” justificam </text:span><text:span text:style-name="T213">esta sensibilidade</text:span><text:span text:style-name="T181"> </text:span><text:span text:style-name="T183">e</text:span><text:span text:style-name="T181"> isso também é um forte indicativo de que há opostos entre “opressores e oprimidos” fora dos debates educacionais, mas inclusos nos debates de gênero e sexo, pr</text:span><text:span text:style-name="T182">oc</text:span><text:span text:style-name="T181">urando definir </text:span><text:span text:style-name="T182">o que é bom socialmente.</text:span></text:p>
      <text:p text:style-name="P66"><text:span text:style-name="T213">I</text:span><text:span text:style-name="T187">sso também pode ser novamente retomado por meio do embate entre Platão e os Sofistas</text:span><text:span text:style-name="T184">. </text:span><text:span text:style-name="T187">Nes</text:span><text:span text:style-name="T193">s</text:span><text:span text:style-name="T187">es casos,</text:span><text:span text:style-name="T182"> </text:span><text:span text:style-name="T184">é muito claro que não há bondade </text:span><text:span text:style-name="T193">nem racionalidade </text:span><text:span text:style-name="T184">no campo da opressão. [“</text:span><text:span text:style-name="T60">Feminicídios em Porto Alegre, Rio Grande do Sul, Brasil: iniquidades de gênero ao morrer” </text:span><text:span text:style-name="T62">e “Pedagogia do oprimido”</text:span><text:span text:style-name="T184">]</text:span></text:p>
      <text:p text:style-name="P29"><text:soft-page-break/><text:span text:style-name="T199">Devido </text:span><text:span text:style-name="T209">a </text:span><text:span text:style-name="T199">redução de feminicídio</text:span><text:span text:style-name="T200">s</text:span><text:span text:style-name="T199"> a problemas nas relações conjugais, a patologias do autor ou autora e a questões de honra </text:span><text:span text:style-name="T200">é evidente a presença </text:span><text:span text:style-name="T213">de </text:span><text:span text:style-name="T209">machismos</text:span><text:span text:style-name="T200"> que subordina</text:span><text:span text:style-name="T209">m</text:span><text:span text:style-name="T200"> as mulheres </text:span><text:span text:style-name="T209">ao patriarcado, </text:span><text:span text:style-name="T210">sistema de dominação masculina</text:span><text:span text:style-name="T209">. </text:span><text:span text:style-name="T210">E</text:span><text:span text:style-name="T209">mbora se considere as pontuações nos inquéritos analisados sobre a desigualdade de gênero e sexo, </text:span><text:span text:style-name="T210">estas pontuações não se comparam as palavras que culpam, desqualificam, negligenciam e banalizam este tipo de crime</text:span><text:span text:style-name="T199">. </text:span><text:span text:style-name="T182">A música A Faca d</text:span><text:span text:style-name="T185">a</text:span><text:span text:style-name="T182"> Kamilla CDD retrata muito bem a realidade triste de uma vítima de abuso sexual </text:span><text:span text:style-name="T175">e, d</text:span><text:span text:style-name="T182">o mesmo modo, a música Prostituta</text:span><text:span text:style-name="T183"> </text:span><text:span text:style-name="T209">de</text:span><text:span text:style-name="T182"> Negra Gizza </text:span><text:span text:style-name="T186">também </text:span><text:span text:style-name="T182">faz, </text:span><text:span text:style-name="T193">mas</text:span><text:span text:style-name="T182"> </text:span><text:span text:style-name="T192">acentuando os dilemas no pensamento de uma </text:span><text:span text:style-name="T209">profissional do sexo</text:span><text:span text:style-name="T182">. </text:span><text:span text:style-name="T184">[</text:span><text:span text:style-name="T60">Feminicídios em Porto Alegre, Rio Grande do Sul, Brasil: iniquidades de gênero ao morrer</text:span><text:span text:style-name="T63">]</text:span></text:p>
      <text:p text:style-name="P13"><text:span text:style-name="T237">Nessa mesma linha de pensamento feminista não é possível excluir o valor intrínseco do movimento LGBTQIA+ na contemporaneidade. </text:span><text:span text:style-name="T238">As pessoas que compreendem este grupo social se sentem como mulheres </text:span><text:span text:style-name="T239">ou algo diferente do que é ser homem</text:span><text:span text:style-name="T238">, mas não são vistas assim.</text:span></text:p>
      <text:p text:style-name="P17"/>
      <text:p text:style-name="P27"><text:span text:style-name="T182">Infeli</text:span><text:span text:style-name="T183">zmente, é muito claro pelo que foi visto nos parágrafos anteriores que as mulheres e LGBTQIA+ se encaixam no campo dos “oprimid</text:span><text:span text:style-name="T188">o</text:span><text:span text:style-name="T183">s” </text:span><text:span text:style-name="T188">e oprimidas desde a época de Platão</text:span><text:span text:style-name="T182">. </text:span><text:span text:style-name="T188">É claro também q</text:span><text:span text:style-name="T184">ue estes grupos precisam de apoio em suas causas e em suas vozes. </text:span><text:span text:style-name="T158">Para que isso possa se concretizar o MFRG e seu produto, o jogo Consciente Ignição, precisa dar sua contribuição com </text:span><text:span text:style-name="T184">o apoio devido</text:span><text:span text:style-name="T158">.</text:span></text:p>
      <text:p text:style-name="P12"/>
      <text:p text:style-name="P11"/>
      <text:p text:style-name="P11">falar das favelas, quilombos e cortiços – citar o cortiço de aluisio de azevedo e capitaes da areia;</text:p>
      <text:p text:style-name="P11">falar dos pobres, citar Jesse Souza;</text:p>
      <text:p text:style-name="P11">com base em tudo acima, repetir e ressaltar o objetivo do projeto;</text:p>
      <text:p text:style-name="P40">3. Objetivos,<text:span text:style-name="T232"> metas </text:span><text:span text:style-name="T234">e cronogramas</text:span><text:span text:style-name="T232"> </text:span>do projeto</text:p>
      <text:p text:style-name="P1"/>
      <text:p text:style-name="P1">Em ordem de prioridade decrescente (Do mais importante para o menos importante):</text:p>
      <text:list xml:id="list3356183753" text:style-name="WWNum3">
        <text:list-item>
          <text:p text:style-name="P54"><text:span text:style-name="T6">Dar voz aos </text:span><text:span text:style-name="T33">grupos</text:span><text:span text:style-name="T6"> </text:span><text:span text:style-name="T33">que estão a margem social</text:span><text:span text:style-name="T6"> </text:span><text:span text:style-name="T33">n</text:span><text:span text:style-name="T6">o Brasil por meio desta produção. Ou seja, espaço para eles falarem sobre eles mesmos.</text:span></text:p>
        </text:list-item>
        <text:list-item>
          <text:p text:style-name="P54"><text:span text:style-name="T6">Incentivar a valoração </text:span><text:span text:style-name="T33">as</text:span><text:span text:style-name="T6"> minorias socia</text:span><text:span text:style-name="T33">is</text:span><text:span text:style-name="T6"> tão renegadas pelas políticas públicas ao longo da história.</text:span></text:p>
        </text:list-item>
        <text:list-item>
          <text:p text:style-name="P54"><text:span text:style-name="T6">Difundir em um público gamer (jogadores de jogos eletrônicos) carente de informação sobre os saberes e histórias contadas pelos </text:span><text:span text:style-name="T33">povos historicamente renegados do Brasil</text:span><text:span text:style-name="T6">.</text:span></text:p>
        </text:list-item>
      </text:list>
      <text:p text:style-name="P1">Com base nos objetivos temos as seguintes metas:</text:p>
      <text:list xml:id="list1547430816" text:style-name="WWNum4">
        <text:list-item>
          <text:p text:style-name="P55"><text:span text:style-name="T8">Juntar material intelectual para leitura e acumulação de conhecimento sobre </text:span><text:span text:style-name="T30">desigualdade social</text:span><text:span text:style-name="T8"> no Brasil.</text:span></text:p>
        </text:list-item>
        <text:list-item>
          <text:p text:style-name="P55"><text:span text:style-name="T8">Escrever um documento de jogo. Um jogo normalmente tem documentos que ajudam na produção do mesmo. Para este projeto </text:span><text:span text:style-name="T30">será elaborado </text:span><text:span text:style-name="T8">o GDD (Game Design Document).</text:span></text:p>
        </text:list-item>
        <text:list-item>
          <text:p text:style-name="P56">Elaborar um esboço do projeto: um protótipo da ideia com mecânicas e um pouco da história para ser mostrado.</text:p>
        </text:list-item>
        <text:list-item>
          <text:p text:style-name="P55"><text:span text:style-name="T30">Desenvolver o</text:span><text:span text:style-name="T8"> jogo e buscar opiniões sobre cada estado de desenvolvimento que for finalizado, para isso a realização de apresentações pode ser necessária. (</text:span><text:span text:style-name="T10">TALVEZ AS CONSULTAS SOBRE O ANDAMENTO DO PROJETO NÃO SEJAM REALIZADAS PELA DIFICULDADE </text:span><text:span text:style-name="T168">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8">)</text:span></text:p>
        </text:list-item>
        <text:list-item>
          <text:p text:style-name="P59">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59">Fechar o desenvolvimento do jogo realizando edições no projeto de acordo com as opiniões coletadas.</text:p>
        </text:list-item>
      </text:list>
      <text:p text:style-name="P1"/>
      <text:p text:style-name="P39">Cronograma de atividades</text:p>
      <text:p text:style-name="P31"><text:span text:style-name="T8">Observação: o projeto existe a muito tempo, por volta de </text:span><text:span text:style-name="T30">2016-2017 ele estava sendo pensado; o cronograma serve apenas para organizar as etapas deste projeto, mas tudo ocorrerá de forma maleável devido aos desafios de um projeto independente; sendo assim, </text:span><text:span text:style-name="T126">o cronograma</text:span><text:span text:style-name="T30"> deve ser bastante modificado </text:span><text:span text:style-name="T31">até a versão definitiva d</text:span><text:span text:style-name="T127">este</text:span><text:span text:style-name="T31"> GDD</text:span><text:span text:style-name="T30">.</text:span></text:p>
      <table:table table:name="Tabela1" table:style-name="Tabela1">
        <table:table-column table:style-name="Tabela1.A" table:number-columns-repeated="3"/>
        <table:table-column table:style-name="Tabela1.D" table:number-columns-repeated="2"/>
        <table:table-column table:style-name="Tabela1.A" table:number-columns-repeated="3"/>
        <table:table-column table:style-name="Tabela1.I"/>
        <table:table-column table:style-name="Tabela1.A"/>
        <table:table-column table:style-name="Tabela1.I"/>
        <table:table-column table:style-name="Tabela1.A"/>
        <table:table-column table:style-name="Tabela1.M"/>
        <table:table-row table:style-name="Tabela1.1">
          <table:table-cell table:style-name="Tabela1.A1" office:value-type="string">
            <text:p text:style-name="P47"/>
          </table:table-cell>
          <table:table-cell table:style-name="Tabela1.B1" office:value-type="string">
            <text:p text:style-name="P47">Jan/2021</text:p>
          </table:table-cell>
          <table:table-cell table:style-name="Tabela1.B1" office:value-type="string">
            <text:p text:style-name="P49"><text:span text:style-name="T40">Fev</text:span><text:span text:style-name="T230">/2021</text:span></text:p>
          </table:table-cell>
          <table:table-cell table:style-name="Tabela1.B1" office:value-type="string">
            <text:p text:style-name="P49"><text:span text:style-name="T40">Mar</text:span><text:span text:style-name="T230">/2021</text:span></text:p>
          </table:table-cell>
          <table:table-cell table:style-name="Tabela1.B1" office:value-type="string">
            <text:p text:style-name="P49"><text:span text:style-name="T40">Abr</text:span><text:span text:style-name="T230">/2021</text:span></text:p>
          </table:table-cell>
          <table:table-cell table:style-name="Tabela1.B1" office:value-type="string">
            <text:p text:style-name="P47">Mai/2021</text:p>
          </table:table-cell>
          <table:table-cell table:style-name="Tabela1.B1" office:value-type="string">
            <text:p text:style-name="P47">Jun/2021</text:p>
          </table:table-cell>
          <table:table-cell table:style-name="Tabela1.B1" office:value-type="string">
            <text:p text:style-name="P49"><text:span text:style-name="T231">J</text:span><text:span text:style-name="T230">ul/2021</text:span></text:p>
          </table:table-cell>
          <table:table-cell table:style-name="Tabela1.B1" office:value-type="string">
            <text:p text:style-name="P47">Ago/2021</text:p>
          </table:table-cell>
          <table:table-cell table:style-name="Tabela1.B1" office:value-type="string">
            <text:p text:style-name="P47">Set/2021</text:p>
          </table:table-cell>
          <table:table-cell table:style-name="Tabela1.B1" office:value-type="string">
            <text:p text:style-name="P47">Out/2021</text:p>
          </table:table-cell>
          <table:table-cell table:style-name="Tabela1.B1" office:value-type="string">
            <text:p text:style-name="P47">Nov/2021</text:p>
          </table:table-cell>
          <table:table-cell table:style-name="Tabela1.M1" office:value-type="string">
            <text:p text:style-name="P47">Dez/2021</text:p>
          </table:table-cell>
        </table:table-row>
        <table:table-row table:style-name="Tabela1.1">
          <table:table-cell table:style-name="Tabela1.A2" office:value-type="string">
            <text:p text:style-name="P45">Preparar garagem e prévia do GDD</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6">x</text:p>
          </table:table-cell>
          <table:table-cell table:style-name="Tabela1.B2" office:value-type="string">
            <text:p text:style-name="P48">x</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5">Construir evento 1</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5">Construir evento 2</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x</text:p>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5">Construir evento 3</text:p>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x</text:p>
          </table:table-cell>
          <table:table-cell table:style-name="Tabela1.M2" office:value-type="string">
            <text:p text:style-name="P48"/>
          </table:table-cell>
        </table:table-row>
        <table:table-row table:style-name="Tabela1.1">
          <table:table-cell table:style-name="Tabela1.A2" office:value-type="string">
            <text:p text:style-name="P45">Lançar protótipo do projeto</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x</text:p>
          </table:table-cell>
        </table:table-row>
        <table:table-row table:style-name="Tabela1.1">
          <table:table-cell table:style-name="Tabela1.A7" office:value-type="string">
            <text:p text:style-name="P47"/>
          </table:table-cell>
          <table:table-cell table:style-name="Tabela1.B7" office:value-type="string">
            <text:p text:style-name="P47">Jan/2022</text:p>
          </table:table-cell>
          <table:table-cell table:style-name="Tabela1.B7" office:value-type="string">
            <text:p text:style-name="P49"><text:span text:style-name="T40">Fev</text:span><text:span text:style-name="T230">/2022</text:span></text:p>
          </table:table-cell>
          <table:table-cell table:style-name="Tabela1.B7" office:value-type="string">
            <text:p text:style-name="P49"><text:span text:style-name="T40">Mar</text:span><text:span text:style-name="T230">/2022</text:span></text:p>
          </table:table-cell>
          <table:table-cell table:style-name="Tabela1.B7" office:value-type="string">
            <text:p text:style-name="P49"><text:span text:style-name="T40">Abr</text:span><text:span text:style-name="T230">/2022</text:span></text:p>
          </table:table-cell>
          <table:table-cell table:style-name="Tabela1.B7" office:value-type="string">
            <text:p text:style-name="P47">Mai/2022</text:p>
          </table:table-cell>
          <table:table-cell table:style-name="Tabela1.B7" office:value-type="string">
            <text:p text:style-name="P47">Jun/2022</text:p>
          </table:table-cell>
          <table:table-cell table:style-name="Tabela1.B7" office:value-type="string">
            <text:p text:style-name="P49"><text:span text:style-name="T231">J</text:span><text:span text:style-name="T230">ul/2022</text:span></text:p>
          </table:table-cell>
          <table:table-cell table:style-name="Tabela1.B7" office:value-type="string">
            <text:p text:style-name="P47">Ago/2022</text:p>
          </table:table-cell>
          <table:table-cell table:style-name="Tabela1.B7" office:value-type="string">
            <text:p text:style-name="P47">Set/2022</text:p>
          </table:table-cell>
          <table:table-cell table:style-name="Tabela1.B7" office:value-type="string">
            <text:p text:style-name="P47">Out/2022</text:p>
          </table:table-cell>
          <table:table-cell table:style-name="Tabela1.B7" office:value-type="string">
            <text:p text:style-name="P47">Nov/2022</text:p>
          </table:table-cell>
          <table:table-cell table:style-name="Tabela1.M7" office:value-type="string">
            <text:p text:style-name="P47">Dez/2022</text:p>
          </table:table-cell>
        </table:table-row>
        <text:soft-page-break/>
        <table:table-row table:style-name="Tabela1.1">
          <table:table-cell table:style-name="Tabela1.A2" office:value-type="string">
            <text:p text:style-name="P45">Lançar protótipo do projeto</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7">Coletar poucas opiniões sobre o projeto</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7">Finalizar GDD</text:p>
          </table:table-cell>
          <table:table-cell table:style-name="Tabela1.B2" office:value-type="string">
            <text:p text:style-name="P48">x</text:p>
          </table:table-cell>
          <table:table-cell table:style-name="Tabela1.B2" office:value-type="string">
            <text:p text:style-name="P48">x</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
      <text:p text:style-name="P1"/>
      <text:p text:style-name="P39">4. Resultados esperados</text:p>
      <text:p text:style-name="P2"/>
      <text:p text:style-name="P37"><text:span text:style-name="T6">Apurar a eficácia deste trabalho de divulgação em forma de jogo em dois níveis: (</text:span><text:span text:style-name="T33">I</text:span><text:span text:style-name="T6">) entre os indígenas e (</text:span><text:span text:style-name="T33">II</text:span><text:span text:style-name="T6">)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41"><text:span text:style-name="T7">5. Método científico ou método de </text:span><text:span text:style-name="T37">desenvolvimento</text:span></text:p>
      <text:p text:style-name="P1"/>
      <text:p text:style-name="P1">m momento posterior.</text:p>
      <text:p text:style-name="P1"/>
      <text:p text:style-name="P39">6. Fichas de personagens</text:p>
      <text:p text:style-name="P2"/>
      <text:p text:style-name="P31"><text:span text:style-name="T37">ANNE</text:span><text:span text:style-name="T8">: </text:span><text:span text:style-name="T30">personagem </text:span><text:span text:style-name="T8">principal no jogo.</text:span></text:p>
      <text:p text:style-name="P31"><text:span text:style-name="T8">Ela é conhecida por competir com vários corredores </text:span><text:span text:style-name="T30">experientes e vencê-los com grande grande conhecimento do terreno da pista e do carro do adversário.</text:span></text:p>
      <text:p text:style-name="P20">Anne não teve pais para cuidar dela quando cri<text:span text:style-name="T233">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37"><text:span text:style-name="T30">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67">à não ir mais para a sucata e entrar no RUA para adquirir dinheiro por outros meios.</text:span></text:p>
      <text:p text:style-name="P20">Personalidade: alegre, corajosa, esperta.</text:p>
      <text:p text:style-name="P31"><text:span text:style-name="T7">CARLOS, O PRIMEIRO</text:span><text:span text:style-name="T8">: O </text:span><text:span text:style-name="T30">PRIMEIRO</text:span><text:span text:style-name="T8"> dos administradores </text:span><text:span text:style-name="T30">centrais</text:span><text:span text:style-name="T8"> no </text:span><text:span text:style-name="T30">evento RUA</text:span><text:span text:style-name="T8">. Responsável pelos eventos iniciais. Cuida de </text:span><text:span text:style-name="T30">repassar informações do registro de novas(os) corredoras(es) e introduzi-las(los) ao evento; além de conferir a administração em cada pista periodicamente através de reunião com a(o) administradora(or) da pista e sua equipe.</text:span></text:p>
      <text:p text:style-name="P20">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31"><text:span text:style-name="T37">ZU</text:span><text:span text:style-name="T8">:</text:span></text:p>
      <text:p text:style-name="P31"><text:span text:style-name="T37">MOACIR</text:span><text:span text:style-name="T8">: administrador de </text:span><text:span text:style-name="T30">pista.</text:span></text:p>
      <text:p text:style-name="P20">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0">Quando jovem gostava muito de brincar com seu carrinho de garrafa pet e sonhava em ter um carro e poder andar com toda sua família pela cidade e o cortiço, por isso fica muito feliz em colaborar com a juventude na organização do evento RUA.</text:p>
      <text:p text:style-name="P31"><text:soft-page-break/><text:span text:style-name="T6">Infelizmente, ele </text:span><text:span text:style-name="T33">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0">Personalidade: calmo, pensativo, muito inteligente.</text:p>
      <text:p text:style-name="P7"/>
      <text:p text:style-name="P39">7. Fichas de locais e eventos</text:p>
      <text:p text:style-name="P2"/>
      <text:p text:style-name="P31"><text:span text:style-name="T8">CIDADE: a cidade que a </text:span><text:span text:style-name="T30">história</text:span><text:span text:style-name="T8"> </text:span><text:span text:style-name="T30">acontece é fictícia e não tem o nome definido para melhor se adequar na mentalidade da(do) jogadora(or) representada(o) com a cidade que ela(ele) mora.</text:span></text:p>
      <text:p text:style-name="P31"><text:span text:style-name="T8">RUA: evento anual de corrida </text:span><text:span text:style-name="T30">contra o tempo que acontece na maior comunidade pobre da cidade. </text:span><text:span text:style-name="T8">RUA é uma abreviação ou apelido para a palavra REUNIÃO. </text:span><text:span text:style-name="T30">A reunião que este evento propõem fica na característica marcante dele: procura reunir as(os) corredoras(es) em um evento anual para escolher o melhor piloto das corridas ilegais do ano.</text:span></text:p>
      <text:p text:style-name="P16">Cada evento no RUA é excepcional, pois procurar reunir pessoas de todos os tipos em um baile funk, em uma batalha de rap ou evento de conversa e todo no fim converge para a corrida.</text:p>
      <text:p text:style-name="P31"><text:span text:style-name="T30">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2">UTA (Unidade de Tratamento de Água)</text:span><text:span text:style-name="T30"> – até hoje o centro da cidade continua poluído</text:span><text:span text:style-name="T168">… DEVO ESCREVER MELHOR ESTA HISTÓRIA</text:span></text:p>
      <text:p text:style-name="P31"><text:span text:style-name="T30">CORTIÇO DE JACÓ (</text:span><text:span text:style-name="T168">TALVEZ EU MUDE O NOME DESTE LUGAR, NÃO LEMBRO BEM DO PERSONAGEM BÍBLICO JACÓ, </text:span><text:span text:style-name="T30">): antigo cortiço no centro da cidade que teve moradias destruídas e moradores desalojados para implantação de um programa de tratamento e manejo melhor dos recursos do rio ou córrego.</text:span></text:p>
      <text:p text:style-name="P21"/>
      <text:p text:style-name="P39">8. História do jogo</text:p>
      <text:p text:style-name="P2"/>
      <text:p text:style-name="P7">NARRAÇÃO DO “NEW GAME”, UM SENHOR DE AVANÇADA IDADE CONTA:</text:p>
      <text:p text:style-name="P31"><text:span text:style-name="T30">Faz</text:span><text:span text:style-name="T8"> muito tempo que </text:span><text:span text:style-name="T30">a burguesia reclamava de uns incômodo advindo das pessoas habitantes da comunidade ribeirinha do Cortiço de Jacó (</text:span><text:span text:style-name="T168">TALVEZ EU MUDE O NOME DESTE LUGAR</text:span><text:span text:style-name="T30">). Eles recramava e recramava na rádia que nôis era doença e era feio. Eles então começaram com essas cosas de mudar, de tirar, de obter posse; quando vimos chego aqui uma orde de juiz maldoso – tosse interrompe a fala dele por um momento.</text:span></text:p>
      <text:p text:style-name="P20">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0">Perdemo tudo. Foi tudo destruído. Quase morri na mão daqueles capangas deles que vestem aquelas farda. Perdemo… Perdemo mermo. Eu consigo me lembrar, até hoje! Até hoje! Daqueles carros, daquelas armaduras... matano meu amor.</text:p>
      <text:p text:style-name="P20">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0">Eu amava minha terra. Por que isso? De todo modo, tenho minhas filhas e netas... e tenho que continuar, né? Não posso parar antes de ver elas florescer e fica bem.</text:p>
      <text:p text:style-name="P2"/>
      <text:p text:style-name="P7">DIÁLOGO INICIAL COM CARLOS - O PRIMEIRO:</text:p>
      <text:p text:style-name="P31"><text:span text:style-name="T8">A protagonista se aproxima do primeiro e ao perceber a </text:span><text:span text:style-name="T30">vinda dela o Primeiro começa</text:span><text:span text:style-name="T8">:</text:span></text:p>
      <text:p text:style-name="P7">- Opa, gata! Tudo bom?</text:p>
      <text:p text:style-name="P31"><text:span text:style-name="T8">- Tudo. Bo</text:span><text:span text:style-name="T30">a</text:span><text:span text:style-name="T8"> tarde!</text:span></text:p>
      <text:p text:style-name="P7">- Boa!</text:p>
      <text:p text:style-name="P31"><text:span text:style-name="T30">Um traficante armado com um fuzil se vira e </text:span><text:span text:style-name="T8">fala ao lado do </text:span><text:span text:style-name="T30">P</text:span><text:span text:style-name="T8">rimeiro:</text:span></text:p>
      <text:p text:style-name="P7">- Quê que essa mulé quer, hein?</text:p>
      <text:p text:style-name="P31"><text:span text:style-name="T8">E completa com </text:span><text:span text:style-name="T30">cinismo</text:span><text:span text:style-name="T8">:</text:span></text:p>
      <text:p text:style-name="P7">- Sua bitch?</text:p>
      <text:p text:style-name="P7">- Sou puta de ninguém porque quero falar com outra pessoa de sexo oposto, não, e outra, eu tô falando com cê, por acaso?</text:p>
      <text:p text:style-name="P31"><text:span text:style-name="T8">- É o quê, </text:span><text:span text:style-name="T30">quenga</text:span><text:span text:style-name="T8">? Cê me respeite, </text:span><text:span text:style-name="T30">viu</text:span><text:span text:style-name="T8">?</text:span></text:p>
      <text:p text:style-name="P31"><text:soft-page-break/><text:span text:style-name="T8">- Se não vai fazer o qu</text:span><text:span text:style-name="T30">ê</text:span><text:span text:style-name="T8">? Me matar? Aqui quem me faltô respeito foi você, viu? Isso é magoa. Porque n</text:span><text:span text:style-name="T30">a pista já ganhei de cê antes, otário.</text:span></text:p>
      <text:p text:style-name="P20">Os outros ao redor vaiam e é possível ouvir as falas “Carai! Nessa cê morreu Marquinhos!” e “Se fudeu!” ao fundo:</text:p>
      <text:p text:style-name="P20">- Uuuuuuuu! - vaia.</text:p>
      <text:p text:style-name="P20">Ele então tenta retomar a fala zangado, mas é rapidamente interrompido pelo primeiro:</text:p>
      <text:p text:style-name="P7">- Oxi, olha…</text:p>
      <text:p text:style-name="P31"><text:span text:style-name="T8">- Ela tá certa. Vacilo feio, mano - fala o </text:span><text:span text:style-name="T30">P</text:span><text:span text:style-name="T8">rimeiro. Após uma pausa e risos ao fundo o primeiro prossegue:</text:span></text:p>
      <text:p text:style-name="P31"><text:span text:style-name="T8">- Olha, meu nome é </text:span><text:span text:style-name="T30">Carlos. Fala o que cê quer?</text:span></text:p>
      <text:p text:style-name="P31"><text:span text:style-name="T8">- </text:span><text:span text:style-name="T30">É</text:span><text:span text:style-name="T8"> você que </text:span><text:span text:style-name="T30">gerencia as corridas de nível 1. Como faço pra participar do RUA?</text:span></text:p>
      <text:p text:style-name="P20">- Sou eu sim. Massa! Seja bem vinda. Fique a vontade pra se enturmar com as meninas e meninos daqui. Só gente boa!</text:p>
      <text:p text:style-name="P20">- Me dá seu nome compreto, celular e otras coisas. Eu vou anotar e repassar pra Terceira, no fim das contas ela que manda.</text:p>
      <text:p text:style-name="P20">- Beleza. Meu nome é <text:span text:style-name="T235">Anne Gizza da Iara Bonita e Dandara </text:span><text:span text:style-name="T236">(AINDA NÃO SEI)</text:span>. Meu número é…</text:p>
      <text:p text:style-name="P7">[A TELA ESCURECE]</text:p>
      <text:p text:style-name="P20">Um dos amigos de Carlos e Anne sobem a rua para falar com Zu, uma administradora de pista. Então o moço para um momento, se aproxima mais de Anne e diz apontando uma casa:</text:p>
      <text:p text:style-name="P20">- Oiá a casa azul de alvenaria ali.</text:p>
      <text:p text:style-name="P20">- É a casa dela.</text:p>
      <text:p text:style-name="P20">- Sim e boa sorte, viu, gata? As pistas podem ser perigosas.</text:p>
      <text:p text:style-name="P20">- Viu.</text:p>
      <text:p text:style-name="P20">- Eu vou embora agora. Precisar é só falar no meu número ou no número do primeiro mermo. Ele não se importa muito se ligarem pra ele.</text:p>
      <text:p text:style-name="P20">- Beleza.</text:p>
      <text:p text:style-name="P20">Então o rapaz se despedi ao falar:</text:p>
      <text:p text:style-name="P20">- Falô!!</text:p>
      <text:p text:style-name="P20">Anne então se volta para a casa da Zu e anda na direção da casa.</text:p>
      <text:p text:style-name="P20">Porém, mesmo ao longe, o rapaz que ia embora, grita:</text:p>
      <text:p text:style-name="P20">- Ôôôôô, Anneeee!</text:p>
      <text:p text:style-name="P20">- Oiii!</text:p>
      <text:p text:style-name="P20"><text:soft-page-break/>- Não esquece de olhar o mapa.</text:p>
      <text:p text:style-name="P20">- Ta certo. Brigada!</text:p>
      <text:p text:style-name="P7"/>
      <text:p text:style-name="P31"><text:span text:style-name="T8">E</text:span><text:span text:style-name="T30">VENTO </text:span><text:span text:style-name="T8">1 – diálogo antes do evento começar entre a administradora de pista </text:span><text:span text:style-name="T30">Zu</text:span><text:span text:style-name="T8"> (descendente de africanas) e a personagem principal Anne:</text:span></text:p>
      <text:p text:style-name="P20">Zu esta na frente de sua casa sentada sobre uma caixa de som alta e larga. Ela esta selecionando pelo celular uma música para tocar na caixa. Ela percebi a aproximação de Anne e as duas começam a conversar até este ponto:</text:p>
      <text:p text:style-name="P20">- Não podemos competir contra os carros da polícia. Da última vez que eles vieram aqui eu perdi minha mulher. Eu não gosto deles. Todo ano, toda vez é isso.</text:p>
      <text:p text:style-name="P20">- Eu ti entendo. Queria poder fazer algo, mas... num sei.</text:p>
      <text:p text:style-name="P20">Se alegrando Zu responde:</text:p>
      <text:p text:style-name="P20">- Nem se preocupe com isso, não. Tudo que cê tem que fazer agora é fazer o melhor tempo na corrida. Bora se preparar?</text:p>
      <text:p text:style-name="P20">- Bora!</text:p>
      <text:p text:style-name="P20">- Beleza!</text:p>
      <text:p text:style-name="P7"/>
      <text:p text:style-name="P31"><text:span text:style-name="T30">EVENTO</text:span><text:span text:style-name="T8"> 2 - diálogo antes do evento começar entre a administradora de pista </text:span><text:span text:style-name="T30">Carolina – </text:span><text:span text:style-name="T168">TALVEZ ESTE NOME MUDE DEVIDO A UMA PESQUISA POR NOMES INDÍGENAS EM ANDAMENTO</text:span><text:span text:style-name="T30"> - (Indígena)</text:span><text:span text:style-name="T8"> e a personagem principal Anne:</text:span></text:p>
      <text:p text:style-name="P20">- Embora o terreno seja difícil, temos algumas pistas no início da floresta...</text:p>
      <text:p text:style-name="P20">- Sério? Isso num sabia.</text:p>
      <text:p text:style-name="P20">- Tome cuidado com os espíritos da floresta. Eles podem trazer algum mal. Antigas e antigos indígenas que não tiveram enterros dignos vagam pela floresta e podem te causar algum mau.</text:p>
      <text:p text:style-name="P20">- Nem se preocupe! Eu não tenho medo!</text:p>
      <text:p text:style-name="P20">- Não é medo.</text:p>
      <text:p text:style-name="P20">- Oxi! E é o quê?</text:p>
      <text:p text:style-name="P20">Carolina fala em tom de alerta e preocupada:</text:p>
      <text:p text:style-name="P20">- Respeito! Eles existem. Eles não sabem o quê causam pra ti. Elas e eles sofrem muito por não puderem “desaparecer”.</text:p>
      <text:p text:style-name="P20">- Desculpa! Cê tem razão, mas por que eles não tiveram enterro?</text:p>
      <text:p text:style-name="P20">- Infelizmente, os home branco foram lá e mataram elas e eles por terra, gado, ouro. Essas coisas de valor pra os branco.</text:p>
      <text:p text:style-name="P20"><text:soft-page-break/>Anne muda abruptamente a feição e se entristesse um pouco:</text:p>
      <text:p text:style-name="P20">- Que triste. Eles vagam sem rumo e sem saber pra onde vão…</text:p>
      <text:p text:style-name="P20">Carolina tenta consolá-la de alguum modo. Caroline pega e aperta a mão de Anne e diz:</text:p>
      <text:p text:style-name="P20">- Tudo bem, amiga. A mãe terra esta com a gente. As coisa vão mudar.</text:p>
      <text:p text:style-name="P20">- Tá certo.</text:p>
      <text:p text:style-name="P7"/>
      <text:p text:style-name="P31"><text:span text:style-name="T30">EVENTO</text:span><text:span text:style-name="T8"> 3 - diálogo antes do evento começar entre </text:span><text:span text:style-name="T30">o</text:span><text:span text:style-name="T8"> administrador de pista </text:span><text:span text:style-name="T30">Moacir (negro religioso da ubanda) </text:span><text:span text:style-name="T8">e a personagem principal Anne:</text:span></text:p>
      <text:p text:style-name="P31"><text:span text:style-name="T8">Anne chega de carro n</text:span><text:span text:style-name="T30">o barraco de M</text:span><text:span text:style-name="T8">oacir e chama por ele na porta, este atende, eles se </text:span><text:span text:style-name="T30">cumprimentam</text:span><text:span text:style-name="T8"> e chama a moça para entrar pra ela esperar, porque ele esta um pouco ocupado. </text:span><text:span text:style-name="T30">Moacir </text:span><text:span text:style-name="T8">começa a conversar com a jovem enquanto </text:span><text:span text:style-name="T30">ele</text:span><text:span text:style-name="T8"> termina de fazer o almoço. Então a conversa chega até este ponto:</text:span></text:p>
      <text:p text:style-name="P7">- Não tendi porque ali assumiu seu machismo. Machismo é algo estrutural e ruim. Deveria ser mortalmente evitado.</text:p>
      <text:p text:style-name="P31"><text:span text:style-name="T8">- Exatamente por isso. É algo que esta em todos os lugares, em mim e você. Antes de olhar para </text:span><text:span text:style-name="T30">os outros,</text:span><text:span text:style-name="T8"> eu olhei para mim mesmo e vi que precisava melhorar também se eu quisesse que não existisse </text:span><text:span text:style-name="T30">estas coisas más; como racismo e xenofobia. Mais do que apontar o dedo na cara de alguém, eu resolvi mudar a mim mesmo.</text:span></text:p>
      <text:p text:style-name="P20">- Mas… - Anne então para e ele aproveita para perguntar:</text:p>
      <text:p text:style-name="P20">- Você procura evitar tratar destas questões com seus colegas?</text:p>
      <text:p text:style-name="P20">- Não. É que…</text:p>
      <text:p text:style-name="P20">- Seu mundo nunca mudará, jovem.</text:p>
      <text:p text:style-name="P20">- Tendi o que cê fez. Desculpa.</text:p>
      <text:p text:style-name="P20">- Tudo bem. Olhe para minha idade. Tou quase um pai de santo já, então saber destas coisas é fácil. Além disso, ao sair do terreiro mais cedo vi você se impondo muito diante daquele jovem armado. Parabéns!</text:p>
      <text:p text:style-name="P20">- Brigada!</text:p>
      <text:p text:style-name="P20">- Depois vo ter que falar com ele, por sinal; mas vamos ao que interessa. Gostei d’ocê e cê quer vencer, né?</text:p>
      <text:p text:style-name="P20">Em tom alegre e sorrindo ela responde:</text:p>
      <text:p text:style-name="P20">- Claro!</text:p>
      <text:p text:style-name="P20">- Então vamos nos preparar.</text:p>
      <text:p text:style-name="P7"/>
      <text:p text:style-name="P39">9. Ciclo de progresso do jogo</text:p>
      <text:p text:style-name="P7"/>
      <text:p text:style-name="P31"><text:span text:style-name="T8">O jogo se divide em eventos. Cada evento com seus obstáculos <text:s/>diversos que tornam a pista difícil de ser completada. Se a(o) jogadora(or) termina uma pista com um tempo menor ou igual ao melhor tempo da </text:span><text:span text:style-name="T30">pista (Inicialmente, um tempo fixado, mas que vai se alterando para <text:s/>o menor tempo que a pista foi completada),</text:span><text:span text:style-name="T8"> então o jogador vence </text:span><text:span text:style-name="T30">e completa o evento.</text:span></text:p>
      <text:p text:style-name="P31"><text:span text:style-name="T8">A história principal se divide entre três partes, separadas entre as histórias dos três personagens principais: Carlos, </text:span><text:span text:style-name="T30">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0">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0">A cada evento ganho, a(o) jogadora(jogador) ganha uma quantidade em dinheiro de jogo que pode ser usado para comprar carros no menu garagem do jogo.</text:p>
      <text:p text:style-name="P38">10. Apoio</text:p>
      <text:p text:style-name="P7"/>
      <text:p text:style-name="P8">Elthon. Professor da Ufal Campus Arapiraca – Sede.</text:p>
      <text:p text:style-name="P24"><text:span text:style-name="T2">Elias </text:span><text:span text:style-name="T3">(</text:span><text:span text:style-name="T112">NÃO TENHO O NOME COMPLETO DELE</text:span><text:span text:style-name="T3">)</text:span></text:p>
      <text:p text:style-name="P8"/>
      <text:p text:style-name="P39">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638997395" text:style-name="WWNum5">
        <text:list-item>
          <text:p text:style-name="P57">Terras indígenas do Brasil. Link: https://www.gov.br/funai/pt-br/arquivos/conteudo/cggeo/pdf/terra-indigena.pdf</text:p>
        </text:list-item>
        <text:list-item>
          <text:p text:style-name="P57">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31"><text:span text:style-name="T30">D</text:span><text:span text:style-name="T8">icionário Tupi</text:span><text:span text:style-name="T30">(</text:span><text:span text:style-name="T8">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0">Livro Racionais Mc’s - Sobrevivendo no Inferno - 1ª ed. - São Paulo: Companhia das Letras, 2018.</text:p>
      <text:p text:style-name="P20">Questões de gênero em Platão e Eurípedes: corpos antigos e gender performativity. Link: https://www.scielo.br/j/ep/a/GkVwGqNVJBqHKNYkGS5mPXD/?lang=pt. Vânia Silva e Gabriele Cornelli; acesso em 20/07/2021 às 19:40.</text:p>
      <text:p text:style-name="P36"><text:soft-page-break/><text:span text:style-name="T128">Discurso antigênero e agendas feministas e LGBT nos planos estaduais de educação: tensões e disputas. </text:span><text:span text:style-name="T129">Cláudia Vianna e Alexandre Bortolini.</text:span><text:span text:style-name="T128"> </text:span><text:span text:style-name="T130">pg. 1-</text:span><text:span text:style-name="T131">8; </text:span><text:span text:style-name="T132">pg. 10-</text:span><text:span text:style-name="T133">21</text:span><text:span text:style-name="T128">. Link: https://www.scielo.br/j/ep/a/Tc37WjhH7ywmFCpJJ4NbBCH/?lang=pt; acesso em 21/07/2021 às 00:46.</text:span></text:p>
      <text:p text:style-name="P36"><text:span text:style-name="T128">Feminicídios em Porto Alegre, Rio Grande do Sul, Brasil: iniquidades de gênero ao morrer. Stela Nazareth Meneghel e Ane Freitas Margarites. </text:span><text:span text:style-name="T134">pg. </text:span><text:span text:style-name="T135">2. pg 4</text:span><text:span text:style-name="T134">-</text:span><text:span text:style-name="T136">9</text:span><text:span text:style-name="T134">.</text:span><text:span text:style-name="T128"> Link: https://www.scielosp.org/article/csp/2017.v33n12/e00168516/; acesso em 04/08/2021 às 01:13.</text:span></text:p>
      <text:p text:style-name="P31"><text:span text:style-name="T30">Olho d’água de Conceição Evaristo. </text:span><text:span text:style-name="T168">[DEVO REVER ESTA REFERÊNCIA A DEPENDER DA CITAÇÃO DELA ACIMA NO TEXTO]</text:span></text:p>
      <text:p text:style-name="P31"><text:span text:style-name="T169">A edu</text:span><text:span text:style-name="T229">caç</text:span><text:span text:style-name="T169">ão para além do capital. Is</text:span><text:span text:style-name="T229">ván Mészáros</text:span><text:span text:style-name="T169">. </text:span><text:span text:style-name="T170">2.ed. - São Paulo: Boitempo, 2008</text:span><text:span text:style-name="T169">. pg. 47-50.</text:span></text:p>
      <text:p text:style-name="P23"><text:span text:style-name="T161">Pedagogia do oprimido. Paulo Freire. 64. ed. - Rio de Janeiro/São Paulo: Paz e </text:span><text:span text:style-name="T219">T</text:span><text:span text:style-name="T161">erra, 2017.</text:span></text:p>
      <text:p text:style-name="P18">Músicas:</text:p>
      <text:p text:style-name="P20">Negra Gizza – Prostituta. Link: ; acesso em ..</text:p>
      <text:p text:style-name="P20">Kamilla CDD – A faca. Link: ; acesso em ..</text:p>
      <text:p text:style-name="P18">Músicas nos menus do jogo:</text:p>
      <text:p text:style-name="P19">INCOMPLETO!!</text:p>
      <text:p text:style-name="P18">Músicas nos eventos ou corridas do jogo:</text:p>
      <text:p text:style-name="P4">INCOMPLETO!!</text:p>
      <text:p text:style-name="P2">Vídeos e documentários:</text:p>
      <text:p text:style-name="P4">INCOMPLETO!!</text:p>
      <text:p text:style-name="P6">Fotos:</text:p>
      <text:p text:style-name="P5">INCOMPLETO!!</text:p>
      <text:p text:style-name="P31"><text:span text:style-name="T37">Referencial do carro Lílas e outros carros</text:span><text:span text:style-name="T7">:</text:span></text:p>
      <text:p text:style-name="P22"><text:span text:style-name="T15">Image</text:span><text:span text:style-name="T41">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2"><text:span text:style-name="T15">Image</text:span><text:span text:style-name="T41">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2"><text:span text:style-name="T15">Image</text:span><text:span text:style-name="T41">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8">Imagens da Monalisa do Funk do Tars:</text:p>
      <text:p text:style-name="P31"><text:soft-page-break/><text:span text:style-name="T33">Imagens da M</text:span><text:span text:style-name="T6">onalisa do </text:span><text:span text:style-name="T33">F</text:span><text:span text:style-name="T6">unk do </text:span><text:span text:style-name="T33">T</text:span><text:span text:style-name="T6">ars. Link: https://www.google.com.br/amp/s/www.alagoas24horas.com.br/1183717/grafiteiro-paulista-da-mona-lisa-funkeira-e-preso-em-maceio/amp/?espv=1; acesso em 29/06/2021 às 22:35.</text:span></text:p>
      <text:p text:style-name="P42">Referencial do carro Noturno: </text:p>
      <text:p text:style-name="P20">Imagens de referência para Noturno. Imagem de carros no livro Racionais Mc’s Sobrevivendo no Inferno. pg. 70-71. - 1ª ed. - São Paulo: Companhia das Letras, 2018.</text:p>
      <text:p text:style-name="P44"><text:span text:style-name="T33">C</text:span><text:span text:style-name="T6">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07T20:22:55.697095585</dc:date>
    <meta:editing-cycles>430</meta:editing-cycles>
    <meta:editing-duration>P1DT2H59M4S</meta:editing-duration>
    <meta:generator>LibreOffice/6.4.7.2$Linux_X86_64 LibreOffice_project/40$Build-2</meta:generator>
    <meta:document-statistic meta:table-count="1" meta:image-count="0" meta:object-count="0" meta:page-count="28" meta:paragraph-count="290" meta:word-count="7624" meta:character-count="47716" meta:non-whitespace-character-count="40389"/>
  </office:meta>
</office:document-meta>
</file>